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LAIQUE CRUZ, YHON YOSSIMAR</text:span></text:p>
      <text:p text:style-name="P3"><text:span text:style-name="T6">CANT. TOTAL DE CAJAS: 125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AC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2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GUAS</text:span></text:p>
      <text:p text:style-name="P6"/>
      <text:p text:style-name="P6">Recojo: <text:span text:style-name="T3">LLAIQUE CRUZ, YHON YOSSIMAR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00:28:1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